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/>
      <style:text-properties officeooo:paragraph-rsid="00137ec6"/>
    </style:style>
    <style:style style:name="P2" style:family="paragraph" style:parent-style-name="Preformatted_20_Text">
      <style:text-properties officeooo:paragraph-rsid="00137ec6"/>
    </style:style>
    <style:style style:name="P3" style:family="paragraph" style:parent-style-name="Heading_20_3">
      <style:text-properties officeooo:paragraph-rsid="0013e77f"/>
    </style:style>
    <style:style style:name="P4" style:family="paragraph" style:parent-style-name="Preformatted_20_Text">
      <style:paragraph-properties fo:margin-left="0cm" fo:margin-right="0cm" fo:text-indent="0cm" style:auto-text-indent="false"/>
    </style:style>
    <style:style style:name="P5" style:family="paragraph" style:parent-style-name="Preformatted_20_Text" style:list-style-name="L6">
      <style:paragraph-properties fo:margin-left="0cm" fo:margin-right="0cm" fo:text-indent="0cm" style:auto-text-indent="false"/>
      <style:text-properties officeooo:paragraph-rsid="0013e77f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cm" fo:margin-bottom="0cm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>
      <style:text-properties officeooo:paragraph-rsid="0013e77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NUNCIADO</text:h>
      <text:p text:style-name="P23">Crea una clase llamada: Pedido</text:p>
      <text:h text:style-name="Heading_20_2" text:outline-level="2">FUNCIONALIDAD</text:h>
      <text:p text:style-name="Text_20_body">La clase representa un pedido de tienda online.</text:p>
      <text:h text:style-name="P3" text:outline-level="3">🔹 Constructor new Pedido(nombreProducto, cantidad, precioUnitario)</text:h>
      <text:h text:style-name="Heading_20_2" text:outline-level="2">REGLAS</text:h>
      <text:h text:style-name="Heading_20_3" text:outline-level="3">1. Método <text:span text:style-name="Source_20_Text">calcularTotal()</text:span></text:h>
      <text:p text:style-name="P23">Devuelve:cantidad * precioUnitario</text:p>
      <text:h text:style-name="Heading_20_3" text:outline-level="3">2. Método <text:span text:style-name="Source_20_Text">aplicarIVA()</text:span></text:h>
      <text:list text:style-name="L6">
        <text:list-item>
          <text:p text:style-name="P15">Aplica un IVA del <text:span text:style-name="Strong_20_Emphasis">21%</text:span> </text:p>
        </text:list-item>
        <text:list-item>
          <text:p text:style-name="P14">Devuelve el total con IVA </text:p>
          <text:p text:style-name="P5"><text:bookmark text:name="code-block-viewer Copia 2"/>total + (total * 0.21)</text:p>
        </text:list-item>
      </text:list>
      <text:h text:style-name="Heading_20_3" text:outline-level="3">3. Validaciones</text:h>
      <text:list text:style-name="L7">
        <text:list-item>
          <text:p text:style-name="P17"><text:span text:style-name="Source_20_Text">cantidad &lt;= 0</text:span> → error <text:span text:style-name="Source_20_Text">"Cantidad inválida"</text:span> </text:p>
        </text:list-item>
        <text:list-item>
          <text:p text:style-name="P16"><text:span text:style-name="Source_20_Text">precioUnitario &lt;= 0</text:span> → error <text:span text:style-name="Source_20_Text">"Precio inválido"</text:span> </text:p>
        </text:list-item>
      </text:list>
      <text:h text:style-name="Heading_20_1" text:outline-level="1">TESTS OBLIGATORIOS</text:h>
      <text:h text:style-name="Heading_20_2" text:outline-level="2">1. Calcular total correcto</text:h>
      <text:list text:style-name="L8">
        <text:list-item>
          <text:p text:style-name="P19">cantidad: 2 </text:p>
        </text:list-item>
        <text:list-item>
          <text:p text:style-name="P19">precio: 10 </text:p>
        </text:list-item>
        <text:list-item>
          <text:p text:style-name="P18">resultado: 20 </text:p>
        </text:list-item>
      </text:list>
      <text:h text:style-name="Heading_20_2" text:outline-level="2">2. Aplicar IVA correctamente</text:h>
      <text:list text:style-name="L9">
        <text:list-item>
          <text:p text:style-name="P20">total 100 → 121 </text:p>
        </text:list-item>
      </text:list>
      <text:h text:style-name="Heading_20_2" text:outline-level="2">3. Cantidad inválida</text:h>
      <text:list text:style-name="L10">
        <text:list-item>
          <text:p text:style-name="P21">cantidad 0 o negativa → error </text:p>
        </text:list-item>
      </text:list>
      <text:h text:style-name="Heading_20_2" text:outline-level="2">4. Precio inválido</text:h>
      <text:list text:style-name="L11">
        <text:list-item>
          <text:p text:style-name="P22">precio 0 o negativo → error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12T16:58:58.914000000</meta:creation-date>
    <dc:date>2026-04-12T17:14:36.793000000</dc:date>
    <meta:editing-duration>PT3M4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26" meta:word-count="111" meta:character-count="656" meta:non-whitespace-character-count="573"/>
  </office:meta>
</office:document-meta>
</file>